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57167"/>
    </style:style>
    <style:style style:name="T1" style:family="text">
      <style:text-properties officeooo:rsid="00257167"/>
    </style:style>
    <style:style style:name="T2" style:family="text">
      <style:text-properties officeooo:rsid="002485ff"/>
    </style:style>
    <style:style style:name="T3" style:family="text">
      <style:text-properties officeooo:rsid="001c2f05"/>
    </style:style>
    <style:style style:name="T4" style:family="text">
      <style:text-properties officeooo:rsid="001b9484"/>
    </style:style>
    <style:style style:name="T5" style:family="text">
      <style:text-properties officeooo:rsid="001ef099"/>
    </style:style>
    <style:style style:name="T6" style:family="text">
      <style:text-properties officeooo:rsid="00254fd5"/>
    </style:style>
    <style:style style:name="T7" style:family="text">
      <style:text-properties officeooo:rsid="001ff206"/>
    </style:style>
    <style:style style:name="T8" style:family="text">
      <style:text-properties officeooo:rsid="001b231f"/>
    </style:style>
    <style:style style:name="T9" style:family="text">
      <style:text-properties officeooo:rsid="00271fb9"/>
    </style:style>
    <style:style style:name="T10" style:family="text">
      <style:text-properties officeooo:rsid="002337ab"/>
    </style:style>
    <style:style style:name="T11" style:family="text">
      <style:text-properties officeooo:rsid="0028c6f7"/>
    </style:style>
    <style:style style:name="T12" style:family="text">
      <style:text-properties officeooo:rsid="001dd92c"/>
    </style:style>
    <style:style style:name="T13" style:family="text">
      <style:text-properties officeooo:rsid="002377e5"/>
    </style:style>
    <style:style style:name="T14" style:family="text">
      <style:text-properties officeooo:rsid="00241c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geht um meine persönliche Erfahrung. <text:span text:style-name="T1">Die Arbeit auf Preply präsentiert</text:span><text:span text:style-name="T2"> sich vielen</text:span> nicht <text:span text:style-name="T2">als </text:span>dieses <text:span text:style-name="T1">coole </text:span>Bild aus der Werbung ist, wo <text:span text:style-name="T2">ein</text:span> <text:span text:style-name="T3">fesche</text:span><text:span text:style-name="T2">r</text:span> Lehrer grinsend vo<text:span text:style-name="T4">r einem</text:span> ebenso gut gekleideten <text:span text:style-name="T4">Schülerin sitzt, </text:span>und <text:span text:style-name="T4">sich </text:span>beide, <text:span text:style-name="T1">jeder</text:span> in <text:span text:style-name="T1">seiner eigenen </text:span>schönen Wohnung ausgeschlafen <text:span text:style-name="T5">und gut gelaunt</text:span> im Sonnenschein <text:span text:style-name="T3">auf ihre blendende Karriere blicken</text:span><text:span text:style-name="T5">d, </text:span><text:span text:style-name="T6">unterhalten</text:span>. Und <text:span text:style-name="T7">sie lernt eine Sprache</text:span> für ihre <text:span text:style-name="T7">gut bezahlte</text:span> <text:span text:style-name="T3">Arbeit</text:span>, die ihr <text:span text:style-name="T3">ein </text:span>sechsstellige<text:span text:style-name="T3">s</text:span> Einkommen garantiert <text:span text:style-name="T1">und e</text:span>r kriegt 30, 40, 50 Dollar die Stunde und muss <text:span text:style-name="T7">sich</text:span> <text:span text:style-name="T3">nur </text:span>mit zwei Schülern am Tag <text:span text:style-name="T7">rumschlagen.</text:span> Ich bin seit mehr als fünf Jahren auf Preply und am Anfang war ich okay mit den Gebühren. <text:span text:style-name="T1">Ich war absolut motiviert und habe sehr viel gearbeitet. Ich hatte das Super-Teacher Badge und habe in Spitzenzeit 24$ pro Einheit verdient. A</text:span>ber die Änderung der Policies hat dazu geführt, dass die Arbeitsbedingungen unerträglich geworden sind. <text:span text:style-name="T1">Plötzlich war das Badge weg. Ich musste viel mehr für weniger Geld arbeiten um über die Runden zu kommen. Dann hatte ich einen Schüler, der immer mit Hangover zur Stunde erschien und mir am Ende eine einzige schlechte Bewertung hinterlassen hat, die von Preply auch nicht wieder entfernt wurde. Damit war ich mit einem Schlag runter auf unter 16$. </text:span>Ich persönlich war lange Zeit abhängig von Preply als meine einzige Einkommensquelle und mir drohte Obdachlosigkeit. Ich konnte nicht zum Arzt gehen. Ich musste immer arbeiten. <text:span text:style-name="T1">Wegen einem Schüler und einer Stunde, auf die ich dringend angewiesen war viel zu früh aufstehen und wegen einer einzigen Stunde, auf die ich auf angewiesen war am Sonntag aus der Runde mit meinen Freunden nach Hause rennen um danach völlig gestresst zu sein. </text:span>Ich erlitt <text:span text:style-name="T1">einen</text:span> vollständigen Burnout und Depression und bin jetzt nicht mehr von Preply abhängig und kann deshalb aufatmen und frei sprechen. Für mich war und ist <text:span text:style-name="T1">bis heute die viel zu hohe Komission</text:span> der absolut<text:span text:style-name="T1">e</text:span> Dealbreaker. Wenn ich viel arbeite, dann sehe ich einfach, wie viel mehr abgezogen wird. <text:span text:style-name="T1">Es ist</text:span> das Geld, was mir fehlt, <text:span text:style-name="T1">wenn es mal nicht läuft oder w</text:span>enn ich dann mal eine Pause brauche. Das zweite ist, wenn ich dann mal eine Pause brauche oder wenig<text:span text:style-name="T1">e</text:span> Schüler habe, dann tun mir Abzüge noch mehr weh. 18 % sind <text:span text:style-name="T1">sowas von zu</text:span> viel. Wenn ich <text:span text:style-name="T8">vor meinen Excel-Tabellen sitze und mir die Zahlen anschaue werde ich wütend. Danach überkommt mich oft ein Gefühl der Hilflosigkeit und ich werde depressiv. </text:span><text:span text:style-name="T1">Dann</text:span><text:span text:style-name="T8"> möchte </text:span><text:span text:style-name="T1">ich </text:span><text:span text:style-name="T8">einfach alles hinschmeissen. Ich bin ein guter Lehrer und fühle mich nicht ernst genommen</text:span>. <text:span text:style-name="T1">Es gibt Schüler, </text:span><text:span text:style-name="T9">vor denen man als Lehrer geschützt werden muss. Dies</text:span><text:span text:style-name="T1">e </text:span><text:span text:style-name="T9">Schüler</text:span><text:span text:style-name="T1"> denken, dass sie der Lehrer sind </text:span><text:span text:style-name="T9">oder unrealistische Vorstellungen haben</text:span><text:span text:style-name="T1">. Weil ich und jeder andere Lehrer Angst vor einer schlechten Bewertung haben muss, kann ich und jeder andere Lehrer, diesen Schülern oft nicht sagen, dass sie sich jetzt endlich zusammenreißen und entweder ihr Material zusammenbringen und vorbereitet in den Unterricht kommen sollen oder anfangen, dass zu machen, was ich ihnen sage und wie ich es ihnen sage, weil ich andernfalls die Zusammenarbeit beende. </text:span><text:s/><text:span text:style-name="T9">Die Platform hilft mir dabei nicht weiter. Sie schützt mich nicht. Warum sollte sie auch. Sie findet immer neue Lehrer. </text:span>Die Plattform bietet an sich relativ viel <text:span text:style-name="T8">irgendwelche</text:span><text:span text:style-name="T9">r</text:span><text:span text:style-name="T8"> Kurse und Fortbildungen. A</text:span>ber umso mehr ich mich mit Kollegen unterhalte, umso mehr merke ich, <text:span text:style-name="T10">dass </text:span>die wenigsten die Angebote nutzen. Sie haben gar keine Zeit, weil sie unter anderem aufgrund der hohen Gebühren damit beschäftigt sind, <text:span text:style-name="T9">endlos </text:span>zu arbeiten. <text:span text:style-name="T9">Sie </text:span>können die Kursangebote gar nicht wahrnehmen<text:span text:style-name="T8">. </text:span><text:span text:style-name="T11">Ich und viele andere</text:span><text:span text:style-name="T8"> bezahl</text:span><text:span text:style-name="T11">en</text:span><text:span text:style-name="T8"> die Kurse für die</text:span><text:span text:style-name="T12">jenigen</text:span><text:span text:style-name="T8">, die es sich aufgrund glücklicher Umstände zeitliche genehmigen können, </text:span><text:span text:style-name="T12">diese wahrzunehmen</text:span><text:span text:style-name="T8">. </text:span><text:span text:style-name="T13">E</text:span><text:span text:style-name="T8">s gibt </text:span><text:span text:style-name="T13">natürlich auch</text:span><text:span text:style-name="T8"> ein paar andere Motivierte, aber die Mehrheit zahlt </text:span><text:span text:style-name="T14">einfach nur drauf</text:span><text:span text:style-name="T8">. </text:span>Ich war <text:span text:style-name="T11">lange Zeit</text:span> völlig ausgebrannt und ich musste dann meine Wahlheimat verlassen. Ich musste dorthin zurück, wo ich Hilfe bekomme, wo ich jetzt einfach ohne die vielen Schüler überleben kann. <text:span text:style-name="T11">Ich habe </text:span>meine Freunde und all meine ganze Familie <text:span text:style-name="T11">zurückgelassen</text:span>. <text:span text:style-name="T11">J</text:span>etzt könnte man sagen Ja, sei doch froh, dass Preply die Arbeit bietet. Aber es ist unter anderem auch so, dass Preply mit ihrer hohen Reichweite die ganzen Schüler aufs<text:span text:style-name="T11">aug</text:span>t, <text:span text:style-name="T11">und dass es</text:span> aufgrund dieser Tatsache <text:span text:style-name="T11">schwer ist</text:span> irgendwie Schüler anders zu finden. <text:span text:style-name="T11">S</text:span>ie haben alle Macht in der Hand. Und ich bin eben nicht froh <text:soft-page-break/>darüber, dass ich <text:span text:style-name="T11">f</text:span>ür 18 Prozent Kommission auf einer Plattform arbeiten kann, die es mir auf da, die mir nichts bietet, ausser dass ich gefunden werde <text:span text:style-name="T11">und oft in Angst vor schlechten Schülern lebe, die ich akzeptieren muss </text:span>und ich wahrscheinlich nur auf dieser Plattform gefunden werde, weil sie sich <text:span text:style-name="T11">mit ihrer Reichweite und macht </text:span>so <text:span text:style-name="T11">sehr</text:span> in den Vordergrund dräng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30T13:54:03.231452500</meta:creation-date>
    <dc:date>2026-04-30T15:29:53.365814600</dc:date>
    <meta:editing-duration>PT1H35M42S</meta:editing-duration>
    <meta:editing-cycles>17</meta:editing-cycles>
    <meta:generator>LibreOffice/25.8.3.2$Windows_X86_64 LibreOffice_project/8ca8d55c161d602844f5428fa4b58097424e324e</meta:generator>
    <meta:document-statistic meta:table-count="0" meta:image-count="0" meta:object-count="0" meta:page-count="2" meta:paragraph-count="1" meta:word-count="768" meta:character-count="4751" meta:non-whitespace-character-count="3983"/>
  </office:meta>
</office:document-meta>
</file>